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BC0000007F8BAB2F19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253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16cm"/>
    </style:style>
    <style:style style:name="gr5" style:family="graphic" style:parent-style-name="standard">
      <style:graphic-properties draw:stroke="none" svg:stroke-color="#000000" draw:fill="none" draw:fill-color="#ffffff" fo:min-height="0.618cm"/>
    </style:style>
    <style:style style:name="gr6" style:family="graphic" style:parent-style-name="standard">
      <style:graphic-properties draw:stroke="none" svg:stroke-color="#000000" draw:fill="none" draw:fill-color="#ffffff" fo:min-height="0.615cm"/>
    </style:style>
    <style:style style:name="gr7" style:family="graphic" style:parent-style-name="standard">
      <style:graphic-properties draw:stroke="none" svg:stroke-color="#000000" draw:fill="none" draw:fill-color="#ffffff" fo:min-height="0.614cm"/>
    </style:style>
    <style:style style:name="gr8" style:family="graphic" style:parent-style-name="standard">
      <style:graphic-properties svg:stroke-width="0.03cm" draw:marker-start-width="0.245cm" draw:marker-end-width="0.245cm" draw:fill="none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255cm"/>
    </style:style>
    <style:style style:name="gr18" style:family="graphic" style:parent-style-name="standard">
      <style:graphic-properties draw:stroke="none" svg:stroke-color="#000000" draw:fill="none" draw:fill-color="#ffffff" fo:min-height="0.747cm"/>
    </style:style>
    <style:style style:name="gr19" style:family="graphic" style:parent-style-name="standard">
      <style:graphic-properties draw:stroke="none" svg:stroke-color="#000000" draw:fill="none" draw:fill-color="#ffffff" fo:min-height="0.64cm"/>
    </style:style>
    <style:style style:name="gr20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>
      <style:graphic-properties draw:stroke="none" svg:stroke-color="#000000" draw:fill="none" draw:fill-color="#ffffff" fo:min-height="0.19cm"/>
    </style:style>
    <style:style style:name="gr28" style:family="graphic" style:parent-style-name="standard">
      <style:graphic-properties draw:stroke="none" svg:stroke-color="#000000" draw:fill="none" draw:fill-color="#ffffff" fo:min-height="1.301cm"/>
    </style:style>
    <style:style style:name="gr29" style:family="graphic" style:parent-style-name="standard">
      <style:graphic-properties draw:stroke="none" svg:stroke-color="#000000" draw:fill="none" draw:fill-color="#ffffff" fo:min-height="0.982cm"/>
    </style:style>
    <style:style style:name="gr30" style:family="graphic" style:parent-style-name="standard">
      <style:graphic-properties draw:stroke="none" svg:stroke-color="#000000" draw:fill="none" draw:fill-color="#ffffff" fo:min-height="1.084cm"/>
    </style:style>
    <style:style style:name="gr31" style:family="graphic" style:parent-style-name="standard">
      <style:graphic-properties draw:stroke="none" svg:stroke-color="#000000" draw:fill="none" draw:fill-color="#ffffff" fo:min-height="0.811cm"/>
    </style:style>
    <style:style style:name="gr32" style:family="graphic" style:parent-style-name="standard">
      <style:graphic-properties draw:stroke="none" svg:stroke-color="#000000" draw:fill="none" draw:fill-color="#ffffff" fo:min-height="0.734cm"/>
    </style:style>
    <style:style style:name="gr33" style:family="graphic" style:parent-style-name="standard">
      <style:graphic-properties draw:stroke="none" svg:stroke-color="#000000" draw:fill="none" draw:fill-color="#ffffff" fo:min-height="1.271cm"/>
    </style:style>
    <style:style style:name="gr3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fo:min-height="0.803cm"/>
    </style:style>
    <style:style style:name="gr36" style:family="graphic" style:parent-style-name="standard">
      <style:graphic-properties draw:stroke="none" svg:stroke-color="#000000" draw:fill="none" draw:fill-color="#ffffff" fo:min-height="0.67cm"/>
    </style:style>
    <style:style style:name="gr37" style:family="graphic" style:parent-style-name="standard">
      <style:graphic-properties draw:stroke="none" svg:stroke-color="#000000" draw:fill="none" draw:fill-color="#ffffff" fo:min-height="0.293cm"/>
    </style:style>
    <style:style style:name="gr3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9pt" fo:font-weight="bold" style:font-size-asian="9pt" style:font-weight-asian="bold" style:font-size-complex="9pt" style:font-weight-complex="bold"/>
    </style:style>
    <style:style style:name="P7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8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9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6.557cm" svg:height="3.955cm" svg:x="2.11cm" svg:y="2.346cm">
          <text:p text:style-name="P1"><text:span text:style-name="T1"><text:tab/></text:span><text:span text:style-name="T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5.234cm" svg:height="0.645cm" svg:x="2.081cm" svg:y="2.828cm">
          <draw:text-box>
            <text:p text:style-name="P3"><text:span text:style-name="T2">Schaltaktor 8-fach</text:span></text:p>
          </draw:text-box>
        </draw:frame>
        <draw:g>
          <draw:custom-shape draw:style-name="gr3" draw:text-style-name="P5" draw:layer="layout" svg:width="0.25cm" svg:height="0.238cm" svg:x="3.624cm" svg:y="4.97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3" draw:text-style-name="P5" draw:layer="layout" svg:width="0.253cm" svg:height="0.238cm" svg:x="2.975cm" svg:y="4.97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3" draw:text-style-name="P5" draw:layer="layout" svg:width="0.254cm" svg:height="0.238cm" svg:x="4.267cm" svg:y="4.97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3" draw:text-style-name="P5" draw:layer="layout" svg:width="0.253cm" svg:height="0.238cm" svg:x="4.916cm" svg:y="4.97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3" draw:text-style-name="P5" draw:layer="layout" svg:width="0.253cm" svg:height="0.238cm" svg:x="5.561cm" svg:y="4.97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3" draw:text-style-name="P5" draw:layer="layout" svg:width="0.254cm" svg:height="0.238cm" svg:x="6.209cm" svg:y="4.97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3" draw:text-style-name="P5" draw:layer="layout" svg:width="0.25cm" svg:height="0.238cm" svg:x="6.856cm" svg:y="4.97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3" draw:text-style-name="P5" draw:layer="layout" svg:width="0.253cm" svg:height="0.238cm" svg:x="7.502cm" svg:y="4.97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g>
          <draw:frame draw:style-name="gr4" draw:text-style-name="P6" draw:layer="layout" svg:width="0.887cm" svg:height="0.866cm" svg:x="2.74cm" svg:y="5.281cm">
            <draw:text-box>
              <text:p text:style-name="P3"><text:span text:style-name="T3">1</text:span></text:p>
            </draw:text-box>
          </draw:frame>
          <draw:frame draw:style-name="gr4" draw:text-style-name="P6" draw:layer="layout" svg:width="0.89cm" svg:height="0.866cm" svg:x="3.426cm" svg:y="5.285cm">
            <draw:text-box>
              <text:p text:style-name="P3"><text:span text:style-name="T3">2</text:span></text:p>
            </draw:text-box>
          </draw:frame>
          <draw:frame draw:style-name="gr4" draw:text-style-name="P6" draw:layer="layout" svg:width="0.889cm" svg:height="0.866cm" svg:x="4.079cm" svg:y="5.28cm">
            <draw:text-box>
              <text:p text:style-name="P3"><text:span text:style-name="T3">3</text:span></text:p>
            </draw:text-box>
          </draw:frame>
          <draw:frame draw:style-name="gr5" draw:text-style-name="P6" draw:layer="layout" svg:width="0.887cm" svg:height="0.868cm" svg:x="4.717cm" svg:y="5.281cm">
            <draw:text-box>
              <text:p text:style-name="P3"><text:span text:style-name="T3">4</text:span></text:p>
            </draw:text-box>
          </draw:frame>
          <draw:frame draw:style-name="gr4" draw:text-style-name="P6" draw:layer="layout" svg:width="0.888cm" svg:height="0.866cm" svg:x="5.37cm" svg:y="5.271cm">
            <draw:text-box>
              <text:p text:style-name="P3"><text:span text:style-name="T3">5</text:span></text:p>
            </draw:text-box>
          </draw:frame>
          <draw:frame draw:style-name="gr4" draw:text-style-name="P6" draw:layer="layout" svg:width="0.888cm" svg:height="0.866cm" svg:x="6.025cm" svg:y="5.271cm">
            <draw:text-box>
              <text:p text:style-name="P3"><text:span text:style-name="T3">6</text:span></text:p>
            </draw:text-box>
          </draw:frame>
          <draw:frame draw:style-name="gr6" draw:text-style-name="P6" draw:layer="layout" svg:width="0.885cm" svg:height="0.865cm" svg:x="6.681cm" svg:y="5.274cm">
            <draw:text-box>
              <text:p text:style-name="P3"><text:span text:style-name="T3">7</text:span></text:p>
            </draw:text-box>
          </draw:frame>
          <draw:frame draw:style-name="gr7" draw:text-style-name="P6" draw:layer="layout" svg:width="0.887cm" svg:height="0.864cm" svg:x="7.318cm" svg:y="5.274cm">
            <draw:text-box>
              <text:p text:style-name="P3"><text:span text:style-name="T3">8</text:span></text:p>
            </draw:text-box>
          </draw:frame>
        </draw:g>
        <draw:custom-shape draw:style-name="gr8" draw:text-style-name="P1" draw:layer="layout" svg:width="6.14cm" svg:height="2.25cm" svg:x="2.355cm" svg:y="3.661cm">
          <text:p text:style-name="P1"><text:tab/><text:tab/><text:tab/><text:tab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7" draw:layer="layout" svg:width="0.392cm" svg:height="0.354cm" svg:x="7.618cm" svg:y="2.5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0.393cm" svg:height="0.354cm" svg:x="8.01cm" svg:y="2.5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392cm" svg:height="0.354cm" svg:x="7.618cm" svg:y="2.8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393cm" svg:height="0.354cm" svg:x="7.225cm" svg:y="3.2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0.393cm" svg:height="0.354cm" svg:x="8.01cm" svg:y="3.2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0.393cm" svg:height="0.354cm" svg:x="8.01cm" svg:y="2.86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0.392cm" svg:height="0.354cm" svg:x="7.618cm" svg:y="3.217cm">
            <text:p/>
            <draw:enhanced-geometry svg:viewBox="0 0 21600 21600" draw:type="rectangle" draw:enhanced-path="M 0 0 L 21600 0 21600 21600 0 21600 0 0 Z N"/>
          </draw:custom-shape>
        </draw:g>
        <draw:frame draw:style-name="gr16" draw:text-style-name="P5" draw:layer="layout" svg:width="3.1cm" svg:height="0.495cm" svg:x="2.27cm" svg:y="2.466cm">
          <draw:image xlink:href="Pictures/10000000000002BC0000007F8BAB2F19.jpg" xlink:type="simple" xlink:show="embed" xlink:actuate="onLoad">
            <text:p text:style-name="P3"><text:tab/></text:p>
          </draw:image>
        </draw:frame>
        <draw:frame draw:style-name="gr17" draw:text-style-name="P8" draw:layer="layout" svg:width="0.27cm" svg:height="0.569cm" svg:x="8.08cm" svg:y="2.415cm">
          <draw:text-box>
            <text:p text:style-name="P3"><text:span text:style-name="T4">1</text:span></text:p>
          </draw:text-box>
        </draw:frame>
        <draw:frame draw:style-name="gr17" draw:text-style-name="P8" draw:layer="layout" svg:width="0.27cm" svg:height="0.569cm" svg:x="7.7cm" svg:y="2.416cm">
          <draw:text-box>
            <text:p text:style-name="P3"><text:span text:style-name="T4">0</text:span></text:p>
          </draw:text-box>
        </draw:frame>
        <draw:frame draw:style-name="gr17" draw:text-style-name="P8" draw:layer="layout" svg:width="0.27cm" svg:height="0.569cm" svg:x="7.7cm" svg:y="2.767cm">
          <draw:text-box>
            <text:p text:style-name="P3"><text:span text:style-name="T4">0</text:span></text:p>
          </draw:text-box>
        </draw:frame>
        <draw:frame draw:style-name="gr17" draw:text-style-name="P8" draw:layer="layout" svg:width="0.27cm" svg:height="0.569cm" svg:x="8.08cm" svg:y="2.766cm">
          <draw:text-box>
            <text:p text:style-name="P3"><text:span text:style-name="T4">1</text:span></text:p>
          </draw:text-box>
        </draw:frame>
        <draw:frame draw:style-name="gr17" draw:text-style-name="P8" draw:layer="layout" svg:width="0.27cm" svg:height="0.569cm" svg:x="8.08cm" svg:y="3.153cm">
          <draw:text-box>
            <text:p text:style-name="P3"><text:span text:style-name="T4">3</text:span></text:p>
          </draw:text-box>
        </draw:frame>
        <draw:frame draw:style-name="gr17" draw:text-style-name="P8" draw:layer="layout" svg:width="0.27cm" svg:height="0.569cm" svg:x="7.3cm" svg:y="3.154cm">
          <draw:text-box>
            <text:p text:style-name="P3"><text:span text:style-name="T4">1</text:span></text:p>
          </draw:text-box>
        </draw:frame>
        <draw:frame draw:style-name="gr17" draw:text-style-name="P8" draw:layer="layout" svg:width="0.27cm" svg:height="0.569cm" svg:x="7.71cm" svg:y="3.155cm">
          <draw:text-box>
            <text:p text:style-name="P3"><text:span text:style-name="T4">0</text:span></text:p>
          </draw:text-box>
        </draw:frame>
        <draw:frame draw:style-name="gr18" draw:text-style-name="P9" draw:layer="layout" svg:width="1.968cm" svg:height="0.997cm" draw:transform="rotate (0.785747229247699) translate (2.792cm 4.739cm)">
          <draw:text-box>
            <text:p text:style-name="P3"><text:span text:style-name="T5">Kugelleuchten</text:span></text:p>
          </draw:text-box>
        </draw:frame>
        <draw:frame draw:style-name="gr19" draw:text-style-name="P9" draw:layer="layout" svg:width="1.771cm" svg:height="0.89cm" draw:transform="rotate (0.785747229247699) translate (4.005cm 4.775cm)">
          <draw:text-box>
            <text:p text:style-name="P3"><text:span text:style-name="T5">Reserve 1</text:span></text:p>
          </draw:text-box>
        </draw:frame>
        <draw:frame draw:style-name="gr18" draw:text-style-name="P9" draw:layer="layout" svg:width="1.968cm" svg:height="0.997cm" draw:transform="rotate (0.785747229247699) translate (3.42cm 4.804cm)">
          <draw:text-box>
            <text:p text:style-name="P3"><text:span text:style-name="T5">Steckdosen</text:span></text:p>
          </draw:text-box>
        </draw:frame>
        <draw:frame draw:style-name="gr19" draw:text-style-name="P9" draw:layer="layout" svg:width="1.771cm" svg:height="0.89cm" draw:transform="rotate (0.785747229247699) translate (4.624cm 4.775cm)">
          <draw:text-box>
            <text:p text:style-name="P3"><text:span text:style-name="T5">Reserve 2</text:span></text:p>
          </draw:text-box>
        </draw:frame>
        <draw:frame draw:style-name="gr19" draw:text-style-name="P9" draw:layer="layout" svg:width="1.771cm" svg:height="0.89cm" draw:transform="rotate (0.785747229247699) translate (5.289cm 4.775cm)">
          <draw:text-box>
            <text:p text:style-name="P3"><text:span text:style-name="T5">Reserve 3</text:span></text:p>
          </draw:text-box>
        </draw:frame>
        <draw:frame draw:style-name="gr19" draw:text-style-name="P9" draw:layer="layout" svg:width="1.771cm" svg:height="0.89cm" draw:transform="rotate (0.785747229247699) translate (5.926cm 4.775cm)">
          <draw:text-box>
            <text:p text:style-name="P3"><text:span text:style-name="T5">Reserver 4</text:span></text:p>
          </draw:text-box>
        </draw:frame>
        <draw:frame draw:style-name="gr19" draw:text-style-name="P9" draw:layer="layout" svg:width="1.771cm" svg:height="0.89cm" draw:transform="rotate (0.785747229247699) translate (6.555cm 4.775cm)">
          <draw:text-box>
            <text:p text:style-name="P3"><text:span text:style-name="T5">Tor links</text:span></text:p>
          </draw:text-box>
        </draw:frame>
        <draw:frame draw:style-name="gr19" draw:text-style-name="P9" draw:layer="layout" svg:width="1.771cm" svg:height="0.89cm" draw:transform="rotate (0.785747229247699) translate (7.174cm 4.775cm)">
          <draw:text-box>
            <text:p text:style-name="P3"><text:span text:style-name="T5">Tor rechts</text:span></text:p>
          </draw:text-box>
        </draw:frame>
        <draw:custom-shape draw:style-name="gr1" draw:text-style-name="P2" draw:layer="layout" svg:width="6.557cm" svg:height="3.955cm" svg:x="10.41cm" svg:y="2.342cm">
          <text:p text:style-name="P1"><text:span text:style-name="T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5.234cm" svg:height="0.645cm" svg:x="10.381cm" svg:y="2.824cm">
          <draw:text-box>
            <text:p text:style-name="P3"><text:span text:style-name="T2">Binäreingang 8-fach 12V DC</text:span></text:p>
          </draw:text-box>
        </draw:frame>
        <draw:g>
          <draw:frame draw:style-name="gr4" draw:text-style-name="P6" draw:layer="layout" svg:width="0.887cm" svg:height="0.866cm" svg:x="11.04cm" svg:y="5.277cm">
            <draw:text-box>
              <text:p text:style-name="P3"><text:span text:style-name="T3">1</text:span></text:p>
            </draw:text-box>
          </draw:frame>
          <draw:frame draw:style-name="gr4" draw:text-style-name="P6" draw:layer="layout" svg:width="0.89cm" svg:height="0.866cm" svg:x="11.726cm" svg:y="5.281cm">
            <draw:text-box>
              <text:p text:style-name="P3"><text:span text:style-name="T3">2</text:span></text:p>
            </draw:text-box>
          </draw:frame>
          <draw:frame draw:style-name="gr4" draw:text-style-name="P6" draw:layer="layout" svg:width="0.889cm" svg:height="0.866cm" svg:x="12.379cm" svg:y="5.276cm">
            <draw:text-box>
              <text:p text:style-name="P3"><text:span text:style-name="T3">3</text:span></text:p>
            </draw:text-box>
          </draw:frame>
          <draw:frame draw:style-name="gr5" draw:text-style-name="P6" draw:layer="layout" svg:width="0.887cm" svg:height="0.868cm" svg:x="13.017cm" svg:y="5.277cm">
            <draw:text-box>
              <text:p text:style-name="P3"><text:span text:style-name="T3">4</text:span></text:p>
            </draw:text-box>
          </draw:frame>
          <draw:frame draw:style-name="gr4" draw:text-style-name="P6" draw:layer="layout" svg:width="0.888cm" svg:height="0.866cm" svg:x="13.67cm" svg:y="5.267cm">
            <draw:text-box>
              <text:p text:style-name="P3"><text:span text:style-name="T3">5</text:span></text:p>
            </draw:text-box>
          </draw:frame>
          <draw:frame draw:style-name="gr4" draw:text-style-name="P6" draw:layer="layout" svg:width="0.888cm" svg:height="0.866cm" svg:x="14.325cm" svg:y="5.267cm">
            <draw:text-box>
              <text:p text:style-name="P3"><text:span text:style-name="T3">6</text:span></text:p>
            </draw:text-box>
          </draw:frame>
          <draw:frame draw:style-name="gr6" draw:text-style-name="P6" draw:layer="layout" svg:width="0.885cm" svg:height="0.865cm" svg:x="14.981cm" svg:y="5.27cm">
            <draw:text-box>
              <text:p text:style-name="P3"><text:span text:style-name="T3">7</text:span></text:p>
            </draw:text-box>
          </draw:frame>
          <draw:frame draw:style-name="gr7" draw:text-style-name="P6" draw:layer="layout" svg:width="0.887cm" svg:height="0.864cm" svg:x="15.618cm" svg:y="5.27cm">
            <draw:text-box>
              <text:p text:style-name="P3"><text:span text:style-name="T3">8</text:span></text:p>
            </draw:text-box>
          </draw:frame>
        </draw:g>
        <draw:custom-shape draw:style-name="gr8" draw:text-style-name="P1" draw:layer="layout" svg:width="6.14cm" svg:height="2.25cm" svg:x="10.655cm" svg:y="3.657cm">
          <text:p text:style-name="P1"><text:tab/><text:tab/><text:tab/><text:tab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0" draw:text-style-name="P7" draw:layer="layout" svg:width="0.392cm" svg:height="0.354cm" svg:x="15.918cm" svg:y="2.5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7" draw:layer="layout" svg:width="0.393cm" svg:height="0.354cm" svg:x="16.31cm" svg:y="2.5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7" draw:layer="layout" svg:width="0.392cm" svg:height="0.354cm" svg:x="15.918cm" svg:y="2.8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7" draw:layer="layout" svg:width="0.393cm" svg:height="0.354cm" svg:x="15.525cm" svg:y="3.2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7" draw:layer="layout" svg:width="0.393cm" svg:height="0.354cm" svg:x="16.31cm" svg:y="3.2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7" draw:layer="layout" svg:width="0.393cm" svg:height="0.354cm" svg:x="16.31cm" svg:y="2.85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7" draw:layer="layout" svg:width="0.392cm" svg:height="0.354cm" svg:x="15.918cm" svg:y="3.213cm">
            <text:p/>
            <draw:enhanced-geometry svg:viewBox="0 0 21600 21600" draw:type="rectangle" draw:enhanced-path="M 0 0 L 21600 0 21600 21600 0 21600 0 0 Z N"/>
          </draw:custom-shape>
        </draw:g>
        <draw:frame draw:style-name="gr16" draw:text-style-name="P5" draw:layer="layout" svg:width="3.1cm" svg:height="0.495cm" svg:x="10.57cm" svg:y="2.462cm">
          <draw:image xlink:href="Pictures/10000000000002BC0000007F8BAB2F19.jpg" xlink:type="simple" xlink:show="embed" xlink:actuate="onLoad">
            <text:p text:style-name="P3"><text:tab/></text:p>
          </draw:image>
        </draw:frame>
        <draw:frame draw:style-name="gr27" draw:text-style-name="P9" draw:layer="layout" svg:width="1.465cm" svg:height="0.489cm" draw:transform="rotate (0.7853981633973) translate (10.973cm 4.754cm)">
          <draw:text-box>
            <text:p text:style-name="P3"><text:span text:style-name="T5">Haustür</text:span></text:p>
          </draw:text-box>
        </draw:frame>
        <draw:frame draw:style-name="gr28" draw:text-style-name="P9" draw:layer="layout" svg:width="1.963cm" svg:height="1.551cm" draw:transform="rotate (0.7853981633973) translate (12.143cm 4.613cm)">
          <draw:text-box>
            <text:p text:style-name="P3"><text:span text:style-name="T5">Fenster</text:span></text:p>
            <text:p text:style-name="P3"><text:span text:style-name="T5">Waschküche</text:span></text:p>
          </draw:text-box>
        </draw:frame>
        <draw:frame draw:style-name="gr29" draw:text-style-name="P9" draw:layer="layout" svg:width="1.659cm" svg:height="1.232cm" draw:transform="rotate (0.7853981633973) translate (12.8cm 4.605cm)">
          <draw:text-box>
            <text:p text:style-name="P3"><text:span text:style-name="T5">Fenster Werkraum</text:span></text:p>
          </draw:text-box>
        </draw:frame>
        <draw:frame draw:style-name="gr30" draw:text-style-name="P9" draw:layer="layout" svg:width="1.82cm" svg:height="1.334cm" draw:transform="rotate (0.7853981633973) translate (13.587cm 4.784cm)">
          <draw:text-box>
            <text:p text:style-name="P3"><text:span text:style-name="T5">Gaszähler</text:span></text:p>
          </draw:text-box>
        </draw:frame>
        <draw:frame draw:style-name="gr31" draw:text-style-name="P9" draw:layer="layout" svg:width="1.92cm" svg:height="1.061cm" draw:transform="rotate (0.785747229247699) translate (14.218cm 4.791cm)">
          <draw:text-box>
            <text:p text:style-name="P3"><text:span text:style-name="T5">Stromzähler</text:span></text:p>
          </draw:text-box>
        </draw:frame>
        <draw:frame draw:style-name="gr32" draw:text-style-name="P9" draw:layer="layout" svg:width="1.782cm" svg:height="0.984cm" draw:transform="rotate (0.7853981633973) translate (14.889cm 4.77cm)">
          <draw:text-box>
            <text:p text:style-name="P3"><text:span text:style-name="T5">Reserve 1</text:span></text:p>
          </draw:text-box>
        </draw:frame>
        <draw:frame draw:style-name="gr33" draw:text-style-name="P9" draw:layer="layout" svg:width="1.742cm" svg:height="1.521cm" draw:transform="rotate (0.7853981633973) translate (11.48cm 4.617cm)">
          <draw:text-box>
            <text:p text:style-name="P3"><text:span text:style-name="T5">Gaswarner </text:span></text:p>
            <text:p text:style-name="P3"><text:span text:style-name="T5">Werkraum</text:span></text:p>
          </draw:text-box>
        </draw:frame>
        <draw:frame draw:style-name="gr17" draw:text-style-name="P8" draw:layer="layout" svg:width="0.27cm" svg:height="0.569cm" svg:x="16.38cm" svg:y="2.411cm">
          <draw:text-box>
            <text:p text:style-name="P3"><text:span text:style-name="T4">1</text:span></text:p>
          </draw:text-box>
        </draw:frame>
        <draw:frame draw:style-name="gr17" draw:text-style-name="P8" draw:layer="layout" svg:width="0.27cm" svg:height="0.569cm" svg:x="16cm" svg:y="2.412cm">
          <draw:text-box>
            <text:p text:style-name="P3"><text:span text:style-name="T4">0</text:span></text:p>
          </draw:text-box>
        </draw:frame>
        <draw:frame draw:style-name="gr17" draw:text-style-name="P8" draw:layer="layout" svg:width="0.27cm" svg:height="0.569cm" svg:x="16cm" svg:y="2.763cm">
          <draw:text-box>
            <text:p text:style-name="P3"><text:span text:style-name="T4">0</text:span></text:p>
          </draw:text-box>
        </draw:frame>
        <draw:frame draw:style-name="gr17" draw:text-style-name="P8" draw:layer="layout" svg:width="0.27cm" svg:height="0.569cm" svg:x="16.38cm" svg:y="2.762cm">
          <draw:text-box>
            <text:p text:style-name="P3"><text:span text:style-name="T4">1</text:span></text:p>
          </draw:text-box>
        </draw:frame>
        <draw:frame draw:style-name="gr17" draw:text-style-name="P8" draw:layer="layout" svg:width="0.27cm" svg:height="0.569cm" svg:x="16.38cm" svg:y="3.113cm">
          <draw:text-box>
            <text:p text:style-name="P3"><text:span text:style-name="T4">0</text:span></text:p>
          </draw:text-box>
        </draw:frame>
        <draw:frame draw:style-name="gr17" draw:text-style-name="P8" draw:layer="layout" svg:width="0.27cm" svg:height="0.569cm" svg:x="15.6cm" svg:y="3.114cm">
          <draw:text-box>
            <text:p text:style-name="P3"><text:span text:style-name="T4">0</text:span></text:p>
          </draw:text-box>
        </draw:frame>
        <draw:frame draw:style-name="gr17" draw:text-style-name="P8" draw:layer="layout" svg:width="0.27cm" svg:height="0.569cm" svg:x="16.01cm" svg:y="3.115cm">
          <draw:text-box>
            <text:p text:style-name="P3"><text:span text:style-name="T4">1</text:span></text:p>
          </draw:text-box>
        </draw:frame>
        <draw:frame draw:style-name="gr32" draw:text-style-name="P9" draw:layer="layout" svg:width="1.782cm" svg:height="0.984cm" draw:transform="rotate (0.7853981633973) translate (15.535cm 4.77cm)">
          <draw:text-box>
            <text:p text:style-name="P3"><text:span text:style-name="T5">Reserve 2</text:span></text:p>
          </draw:text-box>
        </draw:frame>
        <draw:g>
          <draw:custom-shape draw:style-name="gr3" draw:text-style-name="P5" draw:layer="layout" svg:width="0.25cm" svg:height="0.238cm" svg:x="11.924cm" svg:y="4.97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3" draw:text-style-name="P5" draw:layer="layout" svg:width="0.253cm" svg:height="0.238cm" svg:x="11.275cm" svg:y="4.97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3" draw:text-style-name="P5" draw:layer="layout" svg:width="0.254cm" svg:height="0.238cm" svg:x="12.567cm" svg:y="4.97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3" draw:text-style-name="P5" draw:layer="layout" svg:width="0.253cm" svg:height="0.238cm" svg:x="13.216cm" svg:y="4.97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3" draw:text-style-name="P5" draw:layer="layout" svg:width="0.253cm" svg:height="0.238cm" svg:x="13.861cm" svg:y="4.97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3" draw:text-style-name="P5" draw:layer="layout" svg:width="0.254cm" svg:height="0.238cm" svg:x="14.509cm" svg:y="4.97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3" draw:text-style-name="P5" draw:layer="layout" svg:width="0.25cm" svg:height="0.238cm" svg:x="15.156cm" svg:y="4.97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3" draw:text-style-name="P5" draw:layer="layout" svg:width="0.253cm" svg:height="0.238cm" svg:x="15.802cm" svg:y="4.97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custom-shape draw:style-name="gr34" draw:text-style-name="P2" draw:layer="layout" svg:width="7.125cm" svg:height="0.77cm" svg:x="2.071cm" svg:y="6.802cm">
          <text:p text:style-name="P1"><text:span text:style-name="T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8" draw:layer="layout" svg:width="1.353cm" svg:height="1.053cm" svg:x="2.293cm" svg:y="6.742cm">
          <draw:text-box>
            <text:p text:style-name="P3"><text:span text:style-name="T4"><text:s/></text:span><text:span text:style-name="T4">- <text:s text:c="4"/>+ <text:s text:c="3"/>IN 4</text:span></text:p>
          </draw:text-box>
        </draw:frame>
        <draw:frame draw:style-name="gr36" draw:text-style-name="P8" draw:layer="layout" svg:width="1.353cm" svg:height="0.92cm" svg:x="5.354cm" svg:y="6.742cm">
          <draw:text-box>
            <text:p text:style-name="P3"><text:span text:style-name="T4"><text:s/></text:span><text:span text:style-name="T4">- <text:s text:c="4"/>+ <text:s text:c="3"/>IN 1</text:span></text:p>
          </draw:text-box>
        </draw:frame>
        <draw:frame draw:style-name="gr36" draw:text-style-name="P8" draw:layer="layout" svg:width="1.353cm" svg:height="0.92cm" svg:x="4.314cm" svg:y="6.742cm">
          <draw:text-box>
            <text:p text:style-name="P3"><text:span text:style-name="T4"><text:s/></text:span><text:span text:style-name="T4">- <text:s text:c="4"/>+ <text:s text:c="3"/>IN 2</text:span></text:p>
          </draw:text-box>
        </draw:frame>
        <draw:frame draw:style-name="gr36" draw:text-style-name="P8" draw:layer="layout" svg:width="1.353cm" svg:height="0.92cm" svg:x="3.304cm" svg:y="6.742cm">
          <draw:text-box>
            <text:p text:style-name="P3"><text:span text:style-name="T4"><text:s/></text:span><text:span text:style-name="T4">- <text:s text:c="4"/>+ <text:s text:c="3"/>IN 3</text:span></text:p>
          </draw:text-box>
        </draw:frame>
        <draw:frame draw:style-name="gr36" draw:text-style-name="P8" draw:layer="layout" svg:width="1.353cm" svg:height="0.92cm" svg:x="7.495cm" svg:y="6.742cm">
          <draw:text-box>
            <text:p text:style-name="P3"><text:span text:style-name="T4"><text:s/></text:span><text:span text:style-name="T4">+ <text:s text:c="3"/>- <text:s text:c="3"/>BUS</text:span></text:p>
          </draw:text-box>
        </draw:frame>
        <draw:custom-shape draw:style-name="gr34" draw:text-style-name="P2" draw:layer="layout" svg:width="7.125cm" svg:height="0.77cm" svg:x="2.072cm" svg:y="7.9cm">
          <text:p text:style-name="P1"><text:span text:style-name="T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8" draw:layer="layout" svg:width="1.353cm" svg:height="0.92cm" svg:x="2.094cm" svg:y="7.84cm">
          <draw:text-box>
            <text:p text:style-name="P3"><text:span text:style-name="T4"><text:s/></text:span><text:span text:style-name="T4">+ <text:s text:c="4"/>- <text:s text:c="3"/>IN 5</text:span></text:p>
          </draw:text-box>
        </draw:frame>
        <draw:frame draw:style-name="gr36" draw:text-style-name="P8" draw:layer="layout" svg:width="1.353cm" svg:height="0.92cm" svg:x="5.155cm" svg:y="7.84cm">
          <draw:text-box>
            <text:p text:style-name="P3"><text:span text:style-name="T4"><text:s/></text:span><text:span text:style-name="T4">+ <text:s text:c="4"/>- <text:s text:c="3"/>IN 8</text:span></text:p>
          </draw:text-box>
        </draw:frame>
        <draw:frame draw:style-name="gr36" draw:text-style-name="P8" draw:layer="layout" svg:width="1.353cm" svg:height="0.92cm" svg:x="4.115cm" svg:y="7.84cm">
          <draw:text-box>
            <text:p text:style-name="P3"><text:span text:style-name="T4"><text:s/></text:span><text:span text:style-name="T4">+ <text:s text:c="4"/>- <text:s text:c="3"/>IN 7</text:span></text:p>
          </draw:text-box>
        </draw:frame>
        <draw:frame draw:style-name="gr36" draw:text-style-name="P8" draw:layer="layout" svg:width="1.353cm" svg:height="0.92cm" svg:x="3.105cm" svg:y="7.84cm">
          <draw:text-box>
            <text:p text:style-name="P3"><text:span text:style-name="T4"><text:s/></text:span><text:span text:style-name="T4">+ <text:s text:c="4"/>- <text:s text:c="3"/>IN 6</text:span></text:p>
          </draw:text-box>
        </draw:frame>
        <draw:custom-shape draw:style-name="gr34" draw:text-style-name="P2" draw:layer="layout" svg:width="7.125cm" svg:height="0.77cm" svg:x="10.371cm" svg:y="6.804cm">
          <text:p text:style-name="P1"><text:span text:style-name="T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8" draw:layer="layout" svg:width="0.668cm" svg:height="0.569cm" svg:x="10.893cm" svg:y="7.072cm">
          <draw:text-box>
            <text:p text:style-name="P3"><text:span text:style-name="T4">4</text:span></text:p>
          </draw:text-box>
        </draw:frame>
        <draw:frame draw:style-name="gr36" draw:text-style-name="P8" draw:layer="layout" svg:width="1.353cm" svg:height="0.92cm" svg:x="15.795cm" svg:y="6.744cm">
          <draw:text-box>
            <text:p text:style-name="P3"><text:span text:style-name="T4"><text:s/></text:span><text:span text:style-name="T4">+ <text:s text:c="3"/>- <text:s text:c="3"/>BUS</text:span></text:p>
          </draw:text-box>
        </draw:frame>
        <draw:line draw:style-name="gr38" draw:text-style-name="P5" draw:layer="layout" svg:x1="11.257cm" svg:y1="7.112cm" svg:x2="11.572cm" svg:y2="7.112cm">
          <text:p/>
        </draw:line>
        <draw:line draw:style-name="gr38" draw:text-style-name="P5" draw:layer="layout" svg:x1="10.869cm" svg:y1="7.092cm" svg:x2="11.402cm" svg:y2="6.932cm">
          <text:p/>
        </draw:line>
        <draw:ellipse draw:style-name="gr38" draw:text-style-name="P5" draw:layer="layout" svg:width="0.145cm" svg:height="0.105cm" svg:x="10.874cm" svg:y="7.041cm">
          <text:p/>
        </draw:ellipse>
        <draw:ellipse draw:style-name="gr38" draw:text-style-name="P5" draw:layer="layout" svg:width="0.145cm" svg:height="0.105cm" svg:x="11.475cm" svg:y="7.042cm">
          <text:p/>
        </draw:ellipse>
        <draw:line draw:style-name="gr38" draw:text-style-name="P5" draw:layer="layout" svg:x1="12.276cm" svg:y1="7.113cm" svg:x2="12.591cm" svg:y2="7.113cm">
          <text:p/>
        </draw:line>
        <draw:line draw:style-name="gr38" draw:text-style-name="P5" draw:layer="layout" svg:x1="11.888cm" svg:y1="7.093cm" svg:x2="12.421cm" svg:y2="6.933cm">
          <text:p/>
        </draw:line>
        <draw:ellipse draw:style-name="gr38" draw:text-style-name="P5" draw:layer="layout" svg:width="0.145cm" svg:height="0.105cm" svg:x="11.893cm" svg:y="7.042cm">
          <text:p/>
        </draw:ellipse>
        <draw:ellipse draw:style-name="gr38" draw:text-style-name="P5" draw:layer="layout" svg:width="0.145cm" svg:height="0.105cm" svg:x="12.494cm" svg:y="7.043cm">
          <text:p/>
        </draw:ellipse>
        <draw:line draw:style-name="gr38" draw:text-style-name="P5" draw:layer="layout" svg:x1="13.277cm" svg:y1="7.114cm" svg:x2="13.592cm" svg:y2="7.114cm">
          <text:p/>
        </draw:line>
        <draw:line draw:style-name="gr38" draw:text-style-name="P5" draw:layer="layout" svg:x1="12.889cm" svg:y1="7.094cm" svg:x2="13.422cm" svg:y2="6.934cm">
          <text:p/>
        </draw:line>
        <draw:ellipse draw:style-name="gr38" draw:text-style-name="P5" draw:layer="layout" svg:width="0.145cm" svg:height="0.105cm" svg:x="12.894cm" svg:y="7.043cm">
          <text:p/>
        </draw:ellipse>
        <draw:ellipse draw:style-name="gr38" draw:text-style-name="P5" draw:layer="layout" svg:width="0.145cm" svg:height="0.105cm" svg:x="13.495cm" svg:y="7.044cm">
          <text:p/>
        </draw:ellipse>
        <draw:line draw:style-name="gr38" draw:text-style-name="P5" draw:layer="layout" svg:x1="14.306cm" svg:y1="7.115cm" svg:x2="14.621cm" svg:y2="7.115cm">
          <text:p/>
        </draw:line>
        <draw:line draw:style-name="gr38" draw:text-style-name="P5" draw:layer="layout" svg:x1="13.918cm" svg:y1="7.095cm" svg:x2="14.451cm" svg:y2="6.935cm">
          <text:p/>
        </draw:line>
        <draw:ellipse draw:style-name="gr38" draw:text-style-name="P5" draw:layer="layout" svg:width="0.145cm" svg:height="0.105cm" svg:x="13.923cm" svg:y="7.044cm">
          <text:p/>
        </draw:ellipse>
        <draw:ellipse draw:style-name="gr38" draw:text-style-name="P5" draw:layer="layout" svg:width="0.145cm" svg:height="0.105cm" svg:x="14.524cm" svg:y="7.045cm">
          <text:p/>
        </draw:ellipse>
        <draw:frame draw:style-name="gr37" draw:text-style-name="P8" draw:layer="layout" svg:width="0.668cm" svg:height="0.569cm" svg:x="11.947cm" svg:y="7.073cm">
          <draw:text-box>
            <text:p text:style-name="P3"><text:span text:style-name="T4">3</text:span></text:p>
          </draw:text-box>
        </draw:frame>
        <draw:frame draw:style-name="gr37" draw:text-style-name="P8" draw:layer="layout" svg:width="0.668cm" svg:height="0.569cm" svg:x="12.929cm" svg:y="7.074cm">
          <draw:text-box>
            <text:p text:style-name="P3"><text:span text:style-name="T4">2</text:span></text:p>
          </draw:text-box>
        </draw:frame>
        <draw:frame draw:style-name="gr37" draw:text-style-name="P8" draw:layer="layout" svg:width="0.668cm" svg:height="0.569cm" svg:x="13.965cm" svg:y="7.075cm">
          <draw:text-box>
            <text:p text:style-name="P3"><text:span text:style-name="T4">1</text:span></text:p>
          </draw:text-box>
        </draw:frame>
        <draw:custom-shape draw:style-name="gr34" draw:text-style-name="P2" draw:layer="layout" svg:width="7.125cm" svg:height="0.77cm" svg:x="10.372cm" svg:y="7.904cm">
          <text:p text:style-name="P1"><text:span text:style-name="T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5" draw:layer="layout" svg:x1="11.057cm" svg:y1="8.466cm" svg:x2="11.372cm" svg:y2="8.466cm">
          <text:p/>
        </draw:line>
        <draw:line draw:style-name="gr38" draw:text-style-name="P5" draw:layer="layout" svg:x1="10.669cm" svg:y1="8.446cm" svg:x2="11.202cm" svg:y2="8.286cm">
          <text:p/>
        </draw:line>
        <draw:ellipse draw:style-name="gr38" draw:text-style-name="P5" draw:layer="layout" svg:width="0.145cm" svg:height="0.105cm" svg:x="10.674cm" svg:y="8.395cm">
          <text:p/>
        </draw:ellipse>
        <draw:ellipse draw:style-name="gr38" draw:text-style-name="P5" draw:layer="layout" svg:width="0.145cm" svg:height="0.105cm" svg:x="11.275cm" svg:y="8.396cm">
          <text:p/>
        </draw:ellipse>
        <draw:line draw:style-name="gr38" draw:text-style-name="P5" draw:layer="layout" svg:x1="12.076cm" svg:y1="8.467cm" svg:x2="12.391cm" svg:y2="8.467cm">
          <text:p/>
        </draw:line>
        <draw:line draw:style-name="gr38" draw:text-style-name="P5" draw:layer="layout" svg:x1="11.688cm" svg:y1="8.447cm" svg:x2="12.221cm" svg:y2="8.287cm">
          <text:p/>
        </draw:line>
        <draw:ellipse draw:style-name="gr38" draw:text-style-name="P5" draw:layer="layout" svg:width="0.145cm" svg:height="0.105cm" svg:x="11.693cm" svg:y="8.396cm">
          <text:p/>
        </draw:ellipse>
        <draw:ellipse draw:style-name="gr38" draw:text-style-name="P5" draw:layer="layout" svg:width="0.145cm" svg:height="0.105cm" svg:x="12.294cm" svg:y="8.397cm">
          <text:p/>
        </draw:ellipse>
        <draw:line draw:style-name="gr38" draw:text-style-name="P5" draw:layer="layout" svg:x1="13.077cm" svg:y1="8.468cm" svg:x2="13.392cm" svg:y2="8.468cm">
          <text:p/>
        </draw:line>
        <draw:line draw:style-name="gr38" draw:text-style-name="P5" draw:layer="layout" svg:x1="12.689cm" svg:y1="8.448cm" svg:x2="13.222cm" svg:y2="8.288cm">
          <text:p/>
        </draw:line>
        <draw:ellipse draw:style-name="gr38" draw:text-style-name="P5" draw:layer="layout" svg:width="0.145cm" svg:height="0.105cm" svg:x="12.694cm" svg:y="8.397cm">
          <text:p/>
        </draw:ellipse>
        <draw:ellipse draw:style-name="gr38" draw:text-style-name="P5" draw:layer="layout" svg:width="0.145cm" svg:height="0.105cm" svg:x="13.295cm" svg:y="8.398cm">
          <text:p/>
        </draw:ellipse>
        <draw:line draw:style-name="gr38" draw:text-style-name="P5" draw:layer="layout" svg:x1="14.106cm" svg:y1="8.469cm" svg:x2="14.421cm" svg:y2="8.469cm">
          <text:p/>
        </draw:line>
        <draw:line draw:style-name="gr38" draw:text-style-name="P5" draw:layer="layout" svg:x1="13.718cm" svg:y1="8.449cm" svg:x2="14.251cm" svg:y2="8.289cm">
          <text:p/>
        </draw:line>
        <draw:ellipse draw:style-name="gr38" draw:text-style-name="P5" draw:layer="layout" svg:width="0.145cm" svg:height="0.105cm" svg:x="13.723cm" svg:y="8.398cm">
          <text:p/>
        </draw:ellipse>
        <draw:ellipse draw:style-name="gr38" draw:text-style-name="P5" draw:layer="layout" svg:width="0.145cm" svg:height="0.105cm" svg:x="14.324cm" svg:y="8.399cm">
          <text:p/>
        </draw:ellipse>
        <draw:frame draw:style-name="gr37" draw:text-style-name="P8" draw:layer="layout" svg:width="0.668cm" svg:height="0.569cm" svg:x="10.693cm" svg:y="7.872cm">
          <draw:text-box>
            <text:p text:style-name="P3"><text:span text:style-name="T4">5</text:span></text:p>
          </draw:text-box>
        </draw:frame>
        <draw:line draw:style-name="gr38" draw:text-style-name="P5" draw:layer="layout" svg:x1="11.057cm" svg:y1="7.912cm" svg:x2="11.372cm" svg:y2="7.912cm">
          <text:p/>
        </draw:line>
        <draw:line draw:style-name="gr38" draw:text-style-name="P5" draw:layer="layout" svg:x1="12.076cm" svg:y1="7.913cm" svg:x2="12.391cm" svg:y2="7.913cm">
          <text:p/>
        </draw:line>
        <draw:line draw:style-name="gr38" draw:text-style-name="P5" draw:layer="layout" svg:x1="13.077cm" svg:y1="7.914cm" svg:x2="13.392cm" svg:y2="7.914cm">
          <text:p/>
        </draw:line>
        <draw:line draw:style-name="gr38" draw:text-style-name="P5" draw:layer="layout" svg:x1="14.106cm" svg:y1="7.915cm" svg:x2="14.421cm" svg:y2="7.915cm">
          <text:p/>
        </draw:line>
        <draw:frame draw:style-name="gr37" draw:text-style-name="P8" draw:layer="layout" svg:width="0.668cm" svg:height="0.569cm" svg:x="11.747cm" svg:y="7.873cm">
          <draw:text-box>
            <text:p text:style-name="P3"><text:span text:style-name="T4">6</text:span></text:p>
          </draw:text-box>
        </draw:frame>
        <draw:frame draw:style-name="gr37" draw:text-style-name="P8" draw:layer="layout" svg:width="0.668cm" svg:height="0.569cm" svg:x="12.729cm" svg:y="7.874cm">
          <draw:text-box>
            <text:p text:style-name="P3"><text:span text:style-name="T4">7</text:span></text:p>
          </draw:text-box>
        </draw:frame>
        <draw:frame draw:style-name="gr37" draw:text-style-name="P8" draw:layer="layout" svg:width="0.668cm" svg:height="0.569cm" svg:x="13.765cm" svg:y="7.875cm">
          <draw:text-box>
            <text:p text:style-name="P3"><text:span text:style-name="T4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creation-date>2009-02-12T20:53:20</meta:creation-date>
    <dc:date>2009-02-12T23:09:18</dc:date>
    <meta:editing-cycles>2</meta:editing-cycles>
    <meta:editing-duration>PT00H03M49S</meta:editing-duration>
    <dc:creator>Manuel</dc:creator>
    <meta:document-statistic meta:object-count="148"/>
    <meta:user-defined meta:name="Info 1"/>
    <meta:user-defined meta:name="Info 2"/>
    <meta:user-defined meta:name="Info 3"/>
    <meta:user-defined meta:name="Info 4"/>
  </office:meta>
</office:document-meta>
</file>